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list-style-name="LFO2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 fo:background-color="#FFFF00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list-style-name="LFO3" style:family="paragraph">
      <style:text-properties fo:font-weight="bold" style:font-weight-asian="bold" style:font-weight-complex="bold"/>
    </style:style>
    <style:style style:name="P24" style:parent-style-name="Normal" style:list-style-name="LFO3" style:family="paragraph">
      <style:text-properties fo:font-weight="bold" style:font-weight-asian="bold" style:font-weight-complex="bold"/>
    </style:style>
    <style:style style:name="P25" style:parent-style-name="Normal" style:list-style-name="LFO3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4" style:family="paragraph">
      <style:text-properties fo:font-weight="bold" style:font-weight-asian="bold" style:font-weight-complex="bold"/>
    </style:style>
    <style:style style:name="P28" style:parent-style-name="Normal" style:list-style-name="LFO4" style:family="paragraph">
      <style:text-properties fo:font-weight="bold" style:font-weight-asian="bold" style:font-weight-complex="bold"/>
    </style:style>
    <style:style style:name="P29" style:parent-style-name="Normal" style:list-style-name="LFO4" style:family="paragraph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 fo:background-color="#FFFF00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list-style-name="LFO5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6" style:family="paragraph">
      <style:text-properties fo:font-weight="bold" style:font-weight-asian="bold" style:font-weight-complex="bold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 fo:background-color="#FFFF00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list-style-name="LFO7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8" style:family="paragraph">
      <style:text-properties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 fo:background-color="#FFFF00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list-style-name="LFO9" style:family="paragraph">
      <style:text-properties fo:font-weight="bold" style:font-weight-asian="bold" style:font-weight-complex="bold"/>
    </style:style>
    <style:style style:name="P53" style:parent-style-name="Normal" style:list-style-name="LFO9" style:family="paragraph">
      <style:text-properties fo:font-weight="bold" style:font-weight-asian="bold" style:font-weight-complex="bold"/>
    </style:style>
    <style:style style:name="P54" style:parent-style-name="Normal" style:list-style-name="LFO9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10" style:family="paragraph">
      <style:text-properties fo:font-weight="bold" style:font-weight-asian="bold" style:font-weight-complex="bold"/>
    </style:style>
    <style:style style:name="P57" style:parent-style-name="Normal" style:list-style-name="LFO10" style:family="paragraph">
      <style:text-properties fo:font-weight="bold" style:font-weight-asian="bold" style:font-weight-complex="bold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T59" style:parent-style-name="Policepardéfaut" style:family="text">
      <style:text-properties fo:font-weight="bold" style:font-weight-asian="bold" style:font-weight-complex="bold"/>
    </style:style>
    <style:style style:name="T60" style:parent-style-name="Policepardéfaut" style:family="text">
      <style:text-properties fo:font-weight="bold" style:font-weight-asian="bold" style:font-weight-complex="bold" fo:background-color="#FFFF00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11" style:family="paragraph">
      <style:text-properties fo:font-weight="bold" style:font-weight-asian="bold" style:font-weight-complex="bold"/>
    </style:style>
    <style:style style:name="P63" style:parent-style-name="Normal" style:list-style-name="LFO11" style:family="paragraph">
      <style:text-properties fo:font-weight="bold" style:font-weight-asian="bold" style:font-weight-complex="bold"/>
    </style:style>
    <style:style style:name="P64" style:parent-style-name="Normal" style:list-style-name="LFO11" style:family="paragraph">
      <style:text-properties fo:font-weight="bold" style:font-weight-asian="bold" style:font-weight-complex="bold"/>
    </style:style>
    <style:style style:name="P65" style:parent-style-name="Normal" style:list-style-name="LFO11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list-style-name="LFO12" style:family="paragraph">
      <style:text-properties fo:font-weight="bold" style:font-weight-asian="bold" style:font-weight-complex="bold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Paragraphedeliste" style:list-style-name="LFO13" style:family="paragraph">
      <style:text-properties fo:font-weight="bold" style:font-weight-asian="bold" style:font-weight-complex="bold"/>
    </style:style>
    <style:style style:name="P73" style:parent-style-name="Paragraphedeliste" style:list-style-name="LFO13" style:family="paragraph">
      <style:text-properties fo:font-weight="bold" style:font-weight-asian="bold" style:font-weight-complex="bold"/>
    </style:style>
    <style:style style:name="P74" style:parent-style-name="Paragraphedeliste" style:list-style-name="LFO13" style:family="paragraph">
      <style:text-properties fo:font-weight="bold" style:font-weight-asian="bold" style:font-weight-complex="bold"/>
    </style:style>
    <style:style style:name="P75" style:parent-style-name="Paragraphedeliste" style:list-style-name="LFO13" style:family="paragraph">
      <style:text-properties fo:font-weight="bold" style:font-weight-asian="bold" style:font-weight-complex="bold"/>
    </style:style>
    <style:style style:name="P76" style:parent-style-name="Paragraphedeliste" style:list-style-name="LFO13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 fo:background-color="#FFFF00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T79" style:parent-style-name="Policepardéfaut" style:family="text">
      <style:text-properties fo:font-weight="bold" style:font-weight-asian="bold" style:font-weight-complex="bold"/>
    </style:style>
    <style:style style:name="T80" style:parent-style-name="Policepardéfaut" style:family="text">
      <style:text-properties fo:font-weight="bold" style:font-weight-asian="bold" style:font-weight-complex="bold"/>
    </style:style>
    <style:style style:name="T81" style:parent-style-name="Policepardéfaut" style:family="text">
      <style:text-properties fo:font-style="italic" style:font-style-asian="italic" style:font-style-complex="italic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83" style:parent-style-name="Policepardéfaut" style:family="text">
      <style:text-properties fo:font-weight="bold" style:font-weight-asian="bold" style:font-weight-complex="bold" fo:background-color="#FFFF00"/>
    </style:style>
    <style:style style:name="P84" style:parent-style-name="Normal" style:list-style-name="LFO14" style:family="paragraph"/>
    <style:style style:name="P85" style:parent-style-name="Normal" style:list-style-name="LFO14" style:family="paragraph"/>
    <style:style style:name="P86" style:parent-style-name="Normal" style:list-style-name="LFO14" style:family="paragraph"/>
    <style:style style:name="P87" style:parent-style-name="Normal" style:list-style-name="LFO14" style:family="paragraph"/>
    <style:style style:name="P88" style:parent-style-name="Normal" style:list-style-name="LFO14" style:family="paragraph"/>
    <style:style style:name="T89" style:parent-style-name="Policepardéfaut" style:family="text">
      <style:text-properties fo:background-color="#FFFF00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background-color="#FFFF00"/>
    </style:style>
    <style:style style:name="P92" style:parent-style-name="Normal" style:list-style-name="LFO15" style:family="paragraph"/>
    <style:style style:name="P93" style:parent-style-name="Normal" style:list-style-name="LFO15" style:family="paragraph"/>
    <style:style style:name="P94" style:parent-style-name="Normal" style:list-style-name="LFO15" style:family="paragraph"/>
    <style:style style:name="P95" style:parent-style-name="Normal" style:list-style-name="LFO15" style:family="paragraph"/>
    <style:style style:name="T96" style:parent-style-name="Policepardéfaut" style:family="text">
      <style:text-properties fo:background-color="#FFFF00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T98" style:parent-style-name="Policepardéfaut" style:family="text">
      <style:text-properties fo:font-weight="bold" style:font-weight-asian="bold" style:font-weight-complex="bold" fo:background-color="#FFFF00"/>
    </style:style>
    <style:style style:name="P99" style:parent-style-name="Normal" style:list-style-name="LFO16" style:family="paragraph"/>
    <style:style style:name="P100" style:parent-style-name="Normal" style:list-style-name="LFO16" style:family="paragraph"/>
    <style:style style:name="P101" style:parent-style-name="Normal" style:list-style-name="LFO16" style:family="paragraph"/>
    <style:style style:name="P102" style:parent-style-name="Normal" style:list-style-name="LFO16" style:family="paragraph"/>
    <style:style style:name="T103" style:parent-style-name="Policepardéfaut" style:family="text">
      <style:text-properties fo:background-color="#FFFF00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background-color="#FFFF00"/>
    </style:style>
    <style:style style:name="P106" style:parent-style-name="Normal" style:list-style-name="LFO17" style:family="paragraph"/>
    <style:style style:name="P107" style:parent-style-name="Normal" style:list-style-name="LFO17" style:family="paragraph"/>
    <style:style style:name="P108" style:parent-style-name="Normal" style:list-style-name="LFO17" style:family="paragraph"/>
    <style:style style:name="P109" style:parent-style-name="Normal" style:list-style-name="LFO17" style:family="paragraph"/>
    <style:style style:name="T110" style:parent-style-name="Policepardéfaut" style:family="text">
      <style:text-properties fo:background-color="#FFFF00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family="paragraph">
      <style:text-properties fo:background-color="#FFFF00"/>
    </style:style>
    <style:style style:name="P113" style:parent-style-name="Normal" style:list-style-name="LFO18" style:family="paragraph"/>
    <style:style style:name="P114" style:parent-style-name="Normal" style:list-style-name="LFO18" style:family="paragraph"/>
    <style:style style:name="P115" style:parent-style-name="Normal" style:list-style-name="LFO18" style:family="paragraph"/>
    <style:style style:name="P116" style:parent-style-name="Normal" style:list-style-name="LFO18" style:family="paragraph"/>
    <style:style style:name="T117" style:parent-style-name="Policepardéfaut" style:family="text">
      <style:text-properties fo:background-color="#FFFF00"/>
    </style:style>
    <style:style style:name="T118" style:parent-style-name="Policepardéfaut" style:family="text">
      <style:text-properties fo:font-weight="bold" style:font-weight-asian="bold" style:font-weight-complex="bold"/>
    </style:style>
    <style:style style:name="T119" style:parent-style-name="Policepardéfaut" style:family="text">
      <style:text-properties fo:background-color="#FFFF00"/>
    </style:style>
    <style:style style:name="T120" style:parent-style-name="Policepardéfaut" style:family="text">
      <style:text-properties fo:font-weight="bold" style:font-weight-asian="bold" style:font-weight-complex="bold"/>
    </style:style>
    <style:style style:name="P121" style:parent-style-name="Normal" style:list-style-name="LFO19" style:family="paragraph"/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Normal" style:list-style-name="LFO19" style:family="paragraph"/>
    <style:style style:name="T124" style:parent-style-name="Policepardéfaut" style:family="text">
      <style:text-properties fo:font-weight="bold" style:font-weight-asian="bold" style:font-weight-complex="bold"/>
    </style:style>
    <style:style style:name="P125" style:parent-style-name="Normal" style:list-style-name="LFO19" style:family="paragraph"/>
    <style:style style:name="T126" style:parent-style-name="Policepardéfaut" style:family="text">
      <style:text-properties fo:font-weight="bold" style:font-weight-asian="bold" style:font-weight-complex="bold"/>
    </style:style>
    <style:style style:name="P127" style:parent-style-name="Normal" style:list-style-name="LFO19" style:family="paragraph"/>
    <style:style style:name="T128" style:parent-style-name="Policepardéfaut" style:family="text">
      <style:text-properties fo:font-weight="bold" style:font-weight-asian="bold" style:font-weight-complex="bold"/>
    </style:style>
    <style:style style:name="P129" style:parent-style-name="Normal" style:list-style-name="LFO19" style:family="paragraph"/>
    <style:style style:name="T130" style:parent-style-name="Policepardéfaut" style:family="text">
      <style:text-properties fo:font-weight="bold" style:font-weight-asian="bold" style:font-weight-complex="bold"/>
    </style:style>
    <style:style style:name="T131" style:parent-style-name="Policepardéfaut" style:family="text">
      <style:text-properties fo:font-weight="bold" style:font-weight-asian="bold" style:font-weight-complex="bold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FICHE DE COURS Séance 6</text:p>
      <text:p text:style-name="P2"><text:span text:style-name="T3">Les principaux canaux de communication digitale</text:span></text:p>
      <text:p text:style-name="P4"/>
      <text:p text:style-name="Normal"><text:span text:style-name="T5"><draw:custom-shape svg:x="0in" svg:y="0in" svg:width="45.51042in" svg:height="0.00139in" draw:id="id0" draw:style-name="a0" draw:name="Horizontal Line 41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">Introduction :</text:span></text:p>
      <text:p text:style-name="P7">La communication digitale regroupe l’ensemble des actions de communication réalisées via les technologies numériques pour promouvoir une marque, un produit ou un service.</text:p>
      <text:p text:style-name="Normal">Elle utilise des supports comme :</text:p>
      <text:list text:style-name="LFO1" text:continue-numbering="true">
        <text:list-item>
          <text:p text:style-name="P8">réseaux sociaux</text:p>
        </text:list-item>
        <text:list-item>
          <text:p text:style-name="P9">sites web</text:p>
        </text:list-item>
        <text:list-item>
          <text:p text:style-name="P10">publicité en ligne</text:p>
        </text:list-item>
        <text:list-item>
          <text:p text:style-name="P11">email marketing</text:p>
        </text:list-item>
        <text:list-item>
          <text:p text:style-name="P12">référencement sur les moteurs de recherche</text:p>
        </text:list-item>
      </text:list>
      <text:p text:style-name="Normal">Objectifs principaux :</text:p>
      <text:list text:style-name="LFO2" text:continue-numbering="true">
        <text:list-item>
          <text:p text:style-name="P13">augmenter la notoriété</text:p>
        </text:list-item>
        <text:list-item>
          <text:p text:style-name="P14">attirer des visiteurs</text:p>
        </text:list-item>
        <text:list-item>
          <text:p text:style-name="P15">générer des ventes</text:p>
        </text:list-item>
        <text:list-item>
          <text:p text:style-name="P16">fidéliser les clients</text:p>
        </text:list-item>
      </text:list>
      <text:p text:style-name="Normal"><text:span text:style-name="T17"><draw:custom-shape svg:x="0in" svg:y="0in" svg:width="45.51042in" svg:height="0.00139in" draw:id="id1" draw:style-name="a1" draw:name="Horizontal Line 41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8">Les principaux canaux de communication digitale</text:span></text:p>
      <text:p text:style-name="Normal"><text:span text:style-name="T19">1.<text:s/></text:span><text:span text:style-name="T20">Social Media Marketing</text:span></text:p>
      <text:p text:style-name="P21">Communication via les réseaux sociaux.</text:p>
      <text:p text:style-name="P22">Exemples :</text:p>
      <text:list text:style-name="LFO3" text:continue-numbering="true">
        <text:list-item>
          <text:p text:style-name="P23">Instagram</text:p>
        </text:list-item>
        <text:list-item>
          <text:p text:style-name="P24">LinkedIn</text:p>
        </text:list-item>
        <text:list-item>
          <text:p text:style-name="P25">TikTok</text:p>
        </text:list-item>
      </text:list>
      <text:p text:style-name="P26">Objectifs :</text:p>
      <text:list text:style-name="LFO4" text:continue-numbering="true">
        <text:list-item>
          <text:p text:style-name="P27">engagement</text:p>
        </text:list-item>
        <text:list-item>
          <text:p text:style-name="P28">visibilité</text:p>
        </text:list-item>
        <text:list-item>
          <text:p text:style-name="P29">création de communauté</text:p>
        </text:list-item>
      </text:list>
      <text:p text:style-name="Normal"><text:span text:style-name="T30"><draw:custom-shape svg:x="0in" svg:y="0in" svg:width="45.51042in" svg:height="0.00139in" draw:id="id2" draw:style-name="a2" draw:name="Horizontal Line 415" text:anchor-type="as-char"><svg:title/><svg:desc/><draw:enhanced-geometry draw:type="non-primitive" svg:viewBox="0 0 21600 21600" draw:enhanced-path="M 0 0 L 21600 0 21600 21600 0 21600 Z N"/></draw:custom-shape></text:span></text:p>
      <text:p text:style-name="P31"/>
      <text:soft-page-break/>
      <text:p text:style-name="Normal"><text:span text:style-name="T32">2.<text:s/></text:span><text:span text:style-name="T33">SEO (Search Engine Optimization)</text:span></text:p>
      <text:p text:style-name="P34">Le SEO consiste à optimiser un site web pour apparaître dans les résultats naturels des moteurs de recherche.</text:p>
      <text:p text:style-name="P35">Exemple :</text:p>
      <text:list text:style-name="LFO5" text:continue-numbering="true">
        <text:list-item>
          <text:p text:style-name="P36">Google Search</text:p>
        </text:list-item>
      </text:list>
      <text:p text:style-name="P37">Objectif :</text:p>
      <text:list text:style-name="LFO6" text:continue-numbering="true">
        <text:list-item>
          <text:p text:style-name="P38">attirer du trafic gratuit.</text:p>
        </text:list-item>
      </text:list>
      <text:p text:style-name="Normal"><text:span text:style-name="T39"><draw:custom-shape svg:x="0in" svg:y="0in" svg:width="45.51042in" svg:height="0.00139in" draw:id="id3" draw:style-name="a3" draw:name="Horizontal Line 41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0">3.<text:s/></text:span><text:span text:style-name="T41">SEA (Search Engine Advertising)</text:span></text:p>
      <text:p text:style-name="P42">Publicité payante sur les moteurs de recherche.</text:p>
      <text:p text:style-name="P43">Exemple :</text:p>
      <text:list text:style-name="LFO7" text:continue-numbering="true">
        <text:list-item>
          <text:p text:style-name="P44">Google Ads</text:p>
        </text:list-item>
      </text:list>
      <text:p text:style-name="P45">Objectif :</text:p>
      <text:list text:style-name="LFO8" text:continue-numbering="true">
        <text:list-item>
          <text:p text:style-name="P46">générer rapidement du trafic qualifié.</text:p>
        </text:list-item>
      </text:list>
      <text:p text:style-name="Normal"><text:span text:style-name="T47"><draw:custom-shape svg:x="0in" svg:y="0in" svg:width="45.51042in" svg:height="0.00139in" draw:id="id4" draw:style-name="a4" draw:name="Horizontal Line 41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8">4</text:span><text:span text:style-name="T49">. Email Marketing</text:span></text:p>
      <text:p text:style-name="P50">Communication directe avec les clients via email.</text:p>
      <text:p text:style-name="P51">Exemples :</text:p>
      <text:list text:style-name="LFO9" text:continue-numbering="true">
        <text:list-item>
          <text:p text:style-name="P52">newsletters</text:p>
        </text:list-item>
        <text:list-item>
          <text:p text:style-name="P53">promotions</text:p>
        </text:list-item>
        <text:list-item>
          <text:p text:style-name="P54">campagnes de fidélisation</text:p>
        </text:list-item>
      </text:list>
      <text:p text:style-name="P55">Outils :</text:p>
      <text:list text:style-name="LFO10" text:continue-numbering="true">
        <text:list-item>
          <text:p text:style-name="P56">Mailchimp</text:p>
        </text:list-item>
        <text:list-item>
          <text:p text:style-name="P57">HubSpot</text:p>
        </text:list-item>
      </text:list>
      <text:p text:style-name="Normal"><text:span text:style-name="T58"><draw:custom-shape svg:x="0in" svg:y="0in" svg:width="45.51042in" svg:height="0.00139in" draw:id="id5" draw:style-name="a5" draw:name="Horizontal Line 41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9">5.<text:s/></text:span><text:span text:style-name="T60">Content Marketing</text:span></text:p>
      <text:p text:style-name="P61">Production de contenus pour attirer les utilisateurs :</text:p>
      <text:list text:style-name="LFO11" text:continue-numbering="true">
        <text:list-item>
          <text:p text:style-name="P62">articles de blog</text:p>
        </text:list-item>
        <text:list-item>
          <text:p text:style-name="P63">vidéos</text:p>
        </text:list-item>
        <text:list-item>
          <text:p text:style-name="P64">podcasts</text:p>
        </text:list-item>
        <text:list-item>
          <text:p text:style-name="P65">guides</text:p>
        </text:list-item>
      </text:list>
      <text:p text:style-name="P66">Objectif :</text:p>
      <text:list text:style-name="LFO12" text:continue-numbering="true">
        <text:list-item>
          <text:p text:style-name="P67">informer et convaincre les clients.</text:p>
        </text:list-item>
      </text:list>
      <text:soft-page-break/>
      <text:p text:style-name="Normal"><text:span text:style-name="T68"><draw:custom-shape svg:x="0in" svg:y="0in" svg:width="45.51042in" svg:height="0.00139in" draw:id="id6" draw:style-name="a6" draw:name="Horizontal Line 41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9">Le Funnel Marketing,<text:s/></text:span></text:p>
      <text:p text:style-name="P70">Le funnel marketing représente le parcours d’un utilisateur avant l’achat.</text:p>
      <text:p text:style-name="P71">Étapes principales :</text:p>
      <text:list text:style-name="LFO13" text:continue-numbering="true">
        <text:list-item>
          <text:p text:style-name="P72">Acquisition</text:p>
        </text:list-item>
        <text:list-item>
          <text:p text:style-name="P73">Activation</text:p>
        </text:list-item>
        <text:list-item>
          <text:p text:style-name="P74">Retention</text:p>
        </text:list-item>
        <text:list-item>
          <text:p text:style-name="P75">Revenue</text:p>
        </text:list-item>
        <text:list-item>
          <text:p text:style-name="P76">Referral</text:p>
        </text:list-item>
      </text:list>
      <text:p text:style-name="P77"/>
      <text:p text:style-name="Normal">Le<text:s/><text:span text:style-name="T78">funnel marketing</text:span><text:s/>(entonnoir marketing) représente le<text:s/><text:span text:style-name="T79">parcours d’un utilisateur depuis sa découverte d’un produit jusqu’à sa recommandation à d’autres personnes</text:span>. On l’utilise beaucoup en marketing digital et en croissance de produits.</text:p>
      <text:p text:style-name="Normal">Ce modèle est appelé<text:s/><text:span text:style-name="T80">AARRR</text:span><text:s/>(aussi appelé<text:s/><text:span text:style-name="T81">Pirate Funnel</text:span>).</text:p>
      <text:p text:style-name="P82">Acquisition</text:p>
      <text:p text:style-name="Normal"><text:span text:style-name="T83">C’est comment les utilisateurs découvrent ton produit ou ton service</text:span></text:p>
      <text:p text:style-name="Normal">Exemples :</text:p>
      <text:list text:style-name="LFO14" text:continue-numbering="true">
        <text:list-item>
          <text:p text:style-name="P84">publicité en ligne</text:p>
        </text:list-item>
        <text:list-item>
          <text:p text:style-name="P85">réseaux sociaux</text:p>
        </text:list-item>
        <text:list-item>
          <text:p text:style-name="P86">référencement Google</text:p>
        </text:list-item>
        <text:list-item>
          <text:p text:style-name="P87">bouche-à-oreille</text:p>
        </text:list-item>
        <text:list-item>
          <text:p text:style-name="P88">emailing</text:p>
        </text:list-item>
      </text:list>
      <text:p text:style-name="Normal"><text:s/>Objectif :<text:s/><text:span text:style-name="T89">Attirer des visiteurs ou prospect</text:span></text:p>
      <text:p text:style-name="Normal"><draw:custom-shape svg:x="0in" svg:y="0in" svg:width="45.51042in" svg:height="0.00139in" draw:id="id7" draw:style-name="a7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90"><text:s/>Activation</text:p>
      <text:p text:style-name="P91">C’est le moment où l’utilisateur a une première bonne expérience avec ton produit</text:p>
      <text:p text:style-name="Normal">Exemples :</text:p>
      <text:list text:style-name="LFO15" text:continue-numbering="true">
        <text:list-item>
          <text:p text:style-name="P92">création d’un compte</text:p>
        </text:list-item>
        <text:list-item>
          <text:p text:style-name="P93">premier achat</text:p>
        </text:list-item>
        <text:list-item>
          <text:p text:style-name="P94">première utilisation d’un service</text:p>
        </text:list-item>
        <text:list-item>
          <text:p text:style-name="P95">inscription à une plateforme</text:p>
        </text:list-item>
      </text:list>
      <text:p text:style-name="Normal"><text:s/>Objectif :<text:s/><text:span text:style-name="T96">faire passer l’utilisateur de simple visiteur à l’utilisateur actif</text:span></text:p>
      <text:p text:style-name="Normal"><draw:custom-shape svg:x="0in" svg:y="0in" svg:width="45.51042in" svg:height="0.00139in" draw:id="id8" draw:style-name="a8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97">Retention</text:p>
      <text:p text:style-name="Normal"><text:span text:style-name="T98">C’est la capacité de faire revenir les utilisateurs</text:span></text:p>
      <text:soft-page-break/>
      <text:p text:style-name="Normal">Exemples :</text:p>
      <text:list text:style-name="LFO16" text:continue-numbering="true">
        <text:list-item>
          <text:p text:style-name="P99">newsletters</text:p>
        </text:list-item>
        <text:list-item>
          <text:p text:style-name="P100">notifications</text:p>
        </text:list-item>
        <text:list-item>
          <text:p text:style-name="P101">programme de fidélité</text:p>
        </text:list-item>
        <text:list-item>
          <text:p text:style-name="P102">contenu régulier</text:p>
        </text:list-item>
      </text:list>
      <text:p text:style-name="Normal"><text:s/>Objectif :<text:s/><text:span text:style-name="T103">garder les utilisateurs sur le long terme</text:span></text:p>
      <text:p text:style-name="Normal"><draw:custom-shape svg:x="0in" svg:y="0in" svg:width="45.51042in" svg:height="0.00139in" draw:id="id9" draw:style-name="a9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104"><text:s/>Revenue</text:p>
      <text:p text:style-name="P105">C’est la phase où l’utilisateur génère<text:s/>de l’argent pour ton entreprise</text:p>
      <text:p text:style-name="Normal">Exemples :</text:p>
      <text:list text:style-name="LFO17" text:continue-numbering="true">
        <text:list-item>
          <text:p text:style-name="P106">achat d’un produit</text:p>
        </text:list-item>
        <text:list-item>
          <text:p text:style-name="P107">abonnement</text:p>
        </text:list-item>
        <text:list-item>
          <text:p text:style-name="P108">achat premium</text:p>
        </text:list-item>
        <text:list-item>
          <text:p text:style-name="P109">publicité</text:p>
        </text:list-item>
      </text:list>
      <text:p text:style-name="Normal"><text:s/>Objectif :<text:s/><text:span text:style-name="T110">monétiser les utilisateurs</text:span></text:p>
      <text:p text:style-name="Normal"><draw:custom-shape svg:x="0in" svg:y="0in" svg:width="45.51042in" svg:height="0.00139in" draw:id="id10" draw:style-name="a10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111"><text:s/>Referral</text:p>
      <text:p text:style-name="P112">C’est quand les utilisateurs recommandent ton produit à d’autres<text:s/></text:p>
      <text:p text:style-name="Normal">Exemples :</text:p>
      <text:list text:style-name="LFO18" text:continue-numbering="true">
        <text:list-item>
          <text:p text:style-name="P113">avis positifs</text:p>
        </text:list-item>
        <text:list-item>
          <text:p text:style-name="P114">partage sur les réseaux sociaux</text:p>
        </text:list-item>
        <text:list-item>
          <text:p text:style-name="P115">parrainage</text:p>
        </text:list-item>
        <text:list-item>
          <text:p text:style-name="P116">recommandation à des amis</text:p>
        </text:list-item>
      </text:list>
      <text:p text:style-name="Normal">Objectif :<text:s/><text:span text:style-name="T117">transformer les clients en ambassadeur</text:span><text:s/></text:p>
      <text:p text:style-name="Normal"><draw:custom-shape svg:x="0in" svg:y="0in" svg:width="45.51042in" svg:height="0.00139in" draw:id="id11" draw:style-name="a11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Normal"><text:s/><text:span text:style-name="T118">Résumé simple du Funnel :</text:span></text:p>
      <text:p text:style-name="Normal"><text:span text:style-name="T119">Visiteur → Utilisateur → Client → Client fidèle → Ambassadeur</text:span></text:p>
      <text:p text:style-name="Normal"><draw:custom-shape svg:x="0in" svg:y="0in" svg:width="45.51042in" svg:height="0.00139in" draw:id="id12" draw:style-name="a12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Normal"><text:s/>Par exemple pour<text:s/><text:span text:style-name="T120">le projet mini club informatique pour enfants</text:span><text:s/>:</text:p>
      <text:list text:style-name="LFO19" text:continue-numbering="true">
        <text:list-item>
          <text:p text:style-name="P121"><text:span text:style-name="T122">Acquisition</text:span><text:s/>: parents voient une annonce dans l’école</text:p>
        </text:list-item>
        <text:list-item>
          <text:p text:style-name="P123"><text:span text:style-name="T124">Activation</text:span><text:s/>: ils inscrivent leur enfant à un premier atelier</text:p>
        </text:list-item>
        <text:list-item>
          <text:p text:style-name="P125"><text:span text:style-name="T126">Retention</text:span><text:s/>: l’enfant revient chaque semaine</text:p>
        </text:list-item>
        <text:list-item>
          <text:p text:style-name="P127"><text:span text:style-name="T128">Revenue</text:span><text:s/>: abonnement mensuel</text:p>
        </text:list-item>
        <text:list-item>
          <text:p text:style-name="P129"><text:span text:style-name="T130">Referral</text:span><text:s/>: les parents recommandent le club à d’autres parents</text:p>
        </text:list-item>
      </text:list>
      <text:p text:style-name="Normal"/>
      <text:p text:style-name="Normal"><text:span text:style-name="T131"><draw:custom-shape svg:x="0in" svg:y="0in" svg:width="45.51042in" svg:height="0.00139in" draw:id="id13" draw:style-name="a13" draw:name="Horizontal Line 420" text:anchor-type="as-char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Calibri" style:font-name-asian="Calibri" style:font-name-complex="Calibri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gui Anis</meta:initial-creator>
    <dc:creator>Lucie Pan</dc:creator>
    <meta:creation-date>2026-03-17T14:46:00Z</meta:creation-date>
    <dc:date>2026-03-18T07:55:00Z</dc:date>
    <meta:template xlink:href="Normal" xlink:type="simple"/>
    <meta:editing-cycles>5</meta:editing-cycles>
    <meta:editing-duration>PT720S</meta:editing-duration>
    <meta:document-statistic meta:page-count="5" meta:paragraph-count="6" meta:word-count="522" meta:character-count="3387" meta:row-count="23" meta:non-whitespace-character-count="2871"/>
  </office:meta>
</office:document-meta>
</file>